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14" style:family="table-row">
      <style:table-row-properties style:min-row-height="0.778cm"/>
    </style:style>
    <style:style style:name="P1" style:family="paragraph" style:parent-style-name="Standard">
      <style:paragraph-properties fo:text-align="center" style:justify-single-word="false"/>
      <style:text-properties officeooo:rsid="00173ee2" officeooo:paragraph-rsid="00173ee2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173ee2" officeooo:paragraph-rsid="00173ee2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173ee2" officeooo:paragraph-rsid="001911b7"/>
    </style:style>
    <style:style style:name="P4" style:family="paragraph" style:parent-style-name="Table_20_Contents">
      <style:paragraph-properties fo:text-align="start" style:justify-single-word="false"/>
      <style:text-properties style:font-name="Arial"/>
    </style:style>
    <style:style style:name="P5" style:family="paragraph" style:parent-style-name="Table_20_Contents">
      <style:paragraph-properties fo:text-align="start" style:justify-single-word="false"/>
      <style:text-properties style:font-name="Arial" officeooo:rsid="00196611" officeooo:paragraph-rsid="00196611"/>
    </style:style>
    <style:style style:name="P6" style:family="paragraph" style:parent-style-name="Table_20_Contents">
      <style:paragraph-properties fo:text-align="start" style:justify-single-word="false"/>
      <style:text-properties style:font-name="Arial" officeooo:rsid="001a4577" officeooo:paragraph-rsid="001a4577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1911b7" officeooo:paragraph-rsid="001911b7"/>
    </style:style>
    <style:style style:name="T1" style:family="text">
      <style:text-properties officeooo:rsid="001911b7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ILADORES </text:p>
      <text:p text:style-name="P1"/>
      <text:p text:style-name="P2">PROYECTO LEXER PYTHON</text:p>
      <text:p text:style-name="P2"/>
      <text:p text:style-name="P2">nuestro lenguaje de programcion se va a llmar “rfc”, que significa ricardofredycompi, los archivos de el lenguaje quedaran asi ejmplo_lexer.rfc</text:p>
      <text:p text:style-name="P2"/>
      <text:p text:style-name="P3">- <text:span text:style-name="T1">Las variables pueden contener cualquier letra minúscula <text:s/>o mayúscula, cualquier numero, y también puede contener un guión bajo, pero una variable no puede comenzar con un numero.</text:span>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5">Simbolo</text:p>
          </table:table-cell>
          <table:table-cell table:style-name="Tabla1.A1" office:value-type="string">
            <text:p text:style-name="P5">Nombre</text:p>
          </table:table-cell>
          <table:table-cell table:style-name="Tabla1.C1" office:value-type="string">
            <text:p text:style-name="P5">Uso</text:p>
          </table:table-cell>
        </table:table-row>
        <table:table-row>
          <table:table-cell table:style-name="Tabla1.A2" office:value-type="string">
            <text:p text:style-name="P5">@</text:p>
          </table:table-cell>
          <table:table-cell table:style-name="Tabla1.A2" office:value-type="string">
            <text:p text:style-name="P5">Arroba </text:p>
          </table:table-cell>
          <table:table-cell table:style-name="Tabla1.C2" office:value-type="string">
            <text:p text:style-name="P5">Comentarios simples </text:p>
          </table:table-cell>
        </table:table-row>
        <table:table-row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5">Variable</text:p>
          </table:table-cell>
          <table:table-cell table:style-name="Tabla1.C2" office:value-type="string">
            <text:p text:style-name="P5">Constate variable e identificador de proceso</text:p>
          </table:table-cell>
        </table:table-row>
        <table:table-row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5">Numero</text:p>
          </table:table-cell>
          <table:table-cell table:style-name="Tabla1.C2" office:value-type="string">
            <text:p text:style-name="P5">Numero literal</text:p>
            <text:p text:style-name="P5"/>
          </table:table-cell>
        </table:table-row>
        <table:table-row>
          <table:table-cell table:style-name="Tabla1.A2" office:value-type="string">
            <text:p text:style-name="P5">menor_igual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>Comparacion de minimo menor o igual </text:p>
          </table:table-cell>
        </table:table-row>
        <table:table-row>
          <table:table-cell table:style-name="Tabla1.A2" office:value-type="string">
            <text:p text:style-name="P5">&lt;-</text:p>
          </table:table-cell>
          <table:table-cell table:style-name="Tabla1.A2" office:value-type="string">
            <text:p text:style-name="P5">Asignación</text:p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Menor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Mayor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Mayor_igual 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6">Igual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6">Y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6">O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6">Negacion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 table:style-name="Tabla1.14">
          <table:table-cell table:style-name="Tabla1.A2" office:value-type="string">
            <text:p text:style-name="P6">Si 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 table:style-name="Tabla1.14">
          <table:table-cell table:style-name="Tabla1.A2" office:value-type="string">
            <text:p text:style-name="P6">Entonces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 table:style-name="Tabla1.14">
          <table:table-cell table:style-name="Tabla1.A2" office:value-type="string">
            <text:p text:style-name="P6">Si_No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 table:style-name="Tabla1.14">
          <table:table-cell table:style-name="Tabla1.A2" office:value-type="string">
            <text:p text:style-name="P6">Mientra_Que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 table:style-name="Tabla1.14">
          <table:table-cell table:style-name="Tabla1.A2" office:value-type="string">
            <text:p text:style-name="P6">Constante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 table:style-name="Tabla1.14">
          <table:table-cell table:style-name="Tabla1.A2" office:value-type="string">
            <text:p text:style-name="P6">Hacer 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 table:style-name="Tabla1.14">
          <table:table-cell table:style-name="Tabla1.A2" office:value-type="string">
            <text:p text:style-name="P6">Para 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 table:style-name="Tabla1.14">
          <table:table-cell table:style-name="Tabla1.A2" office:value-type="string">
            <text:p text:style-name="P6">Fin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</table:table>
      <text:p text:style-name="P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08:30:59.604028689</meta:creation-date>
    <dc:date>2018-03-05T10:48:20.259022496</dc:date>
    <meta:editing-duration>PT1H7M33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1" meta:paragraph-count="34" meta:word-count="93" meta:character-count="620" meta:non-whitespace-character-count="550"/>
  </office:meta>
</office:document-meta>
</file>